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1412f"/>
    </style:style>
    <style:style style:name="P2" style:family="paragraph" style:parent-style-name="Text_20_body">
      <style:text-properties officeooo:paragraph-rsid="0003fd41"/>
    </style:style>
    <style:style style:name="T1" style:family="text">
      <style:text-properties officeooo:rsid="0001412f"/>
    </style:style>
    <style:style style:name="T2" style:family="text">
      <style:text-properties officeooo:rsid="00014b13"/>
    </style:style>
    <style:style style:name="T3" style:family="text">
      <style:text-properties officeooo:rsid="00036e72"/>
    </style:style>
    <style:style style:name="T4" style:family="text">
      <style:text-properties officeooo:rsid="0003fd41"/>
    </style:style>
    <style:style style:name="T5" style:family="text">
      <style:text-properties officeooo:rsid="000546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2.3 <text:span text:style-name="Emphasis">Sécurisation - Utilisation de TLS</text:span></text:p>
      <text:p text:style-name="Text_20_body"><text:span text:style-name="Emphasis"><text:tab/>Un site web non sécurisé est vulnérable, et devient une cible facile pour des acteurs malveillants. Les risques encourus peuvent être catégorisés en deux grandes familles distinctes : ceux qui affectent l’intégrité opérationnelle d</text:span><text:span text:style-name="Emphasis"><text:span text:style-name="T1">u</text:span></text:span><text:span text:style-name="Emphasis"> site et ceux qui impactent la réputation et la crédibilité de <text:s/></text:span><text:span text:style-name="Emphasis"><text:span text:style-name="T1">l’</text:span></text:span><text:span text:style-name="Emphasis">entreprise. </text:span><text:span text:style-name="Emphasis"><text:span text:style-name="T1">De plus, u</text:span></text:span><text:span text:style-name="Emphasis">n site non sécurisé est désormais pénalisé par les moteurs de recherche. Le classement SEO est plus bas, ce qui entraîne une moindre visibilité dans les résultats de recherche.</text:span></text:p>
      <text:p text:style-name="P1"><text:span text:style-name="Emphasis"><text:tab/>La mise en place de HTTPS sur un site ou une application web est une garantie de sécurité qui </text:span><text:span text:style-name="Emphasis"><text:span text:style-name="T1">repose sur TLS </text:span></text:span><text:span text:style-name="Emphasis"><text:span text:style-name="T2">(Transport Layer Security)</text:span></text:span><text:span text:style-name="Emphasis"><text:span text:style-name="T1"> pour assurer la confidentialité et l’intégrité des informations échangées, ainsi que l’authenticité du serveur contacté. Son but </text:span></text:span><text:span text:style-name="Emphasis">est de s’assurer que seule une personne – la personne ou l’organisation qui a mis le programme en ligne – peut accéder aux données transférées. </text:span><text:span text:style-name="Emphasis"><text:span text:style-name="T5">Il est possible de</text:span></text:span><text:span text:style-name="Emphasis"> savoir si un site Web utilise </text:span><text:span text:style-name="Emphasis"><text:span text:style-name="T1">TLS</text:span></text:span><text:span text:style-name="Emphasis"> en recherchant une icône de cadenas ou une barre verte en haut de votre navigateur. </text:span><text:span text:style-name="Emphasis"><text:span text:style-name="T5">En cliquant</text:span></text:span><text:span text:style-name="Emphasis"> sur cette icône, </text:span><text:span text:style-name="Emphasis"><text:span text:style-name="T5">on peut</text:span></text:span><text:span text:style-name="Emphasis"> afficher les informations sur le certificat et <text:s/>gérer </text:span><text:span text:style-name="Emphasis"><text:span text:style-name="T5">les</text:span></text:span><text:span text:style-name="Emphasis"> paramètres </text:span><text:span text:style-name="Emphasis"><text:span text:style-name="T1">TLS.</text:span></text:span></text:p>
      <text:p text:style-name="P1"><text:span text:style-name="Emphasis"><text:tab/>Pour mettre en place TLS (Transport Layer Security), il faut d'abord disposer d'un certificat numérique délivré par une autorité de certification (CA), qui permet d'authentifier le serveur et d'établir une connexion sécurisée. Ce certificat peut être obtenu gratuitement, par exemple via Let's Encrypt, ou de façon payante </text:span><text:span text:style-name="Emphasis"><text:span text:style-name="T5">chez des</text:span></text:span><text:span text:style-name="Emphasis"> d'autorités commerciales. Le certificat inclut la clé publique du serveur, tandis que la clé privée correspondante doit être conservée de manière sécurisée sur le serveur lui-même. Il est également nécessaire d’avoir un nom de domaine valide correspondant à celui pour lequel le certificat a été émis. Le serveur (comme Apache ou Nginx) doit être configuré pour utiliser le protocole TLS, en spécifiant le certificat, la clé privée, et éventuellement les certificats intermédiaires pour assurer la chaîne de confiance.</text:span></text:p>
      <text:p text:style-name="P2"><text:span text:style-name="Emphasis"><text:tab/> </text:span><text:span text:style-name="Emphasis"><text:span text:style-name="T3">L</text:span></text:span><text:span text:style-name="Emphasis">es versions préconisées </text:span><text:span text:style-name="Emphasis"><text:span text:style-name="T4">par l’ANSSI (</text:span></text:span><text:span text:style-name="Emphasis">Agence nationale de la sécurité des systèmes d’information</text:span><text:span text:style-name="Emphasis"><text:span text:style-name="T4">) </text:span></text:span><text:span text:style-name="Emphasis">pour la mise en œuvre d’HTTPS sont TLSv1.2 et TLSv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7T15:09:43.239683085</meta:creation-date>
    <dc:date>2025-03-27T17:06:11.213599580</dc:date>
    <meta:editing-duration>PT17M26S</meta:editing-duration>
    <meta:editing-cycles>2</meta:editing-cycles>
    <meta:generator>LibreOffice/24.2.7.2$Linux_X86_64 LibreOffice_project/420$Build-2</meta:generator>
    <meta:document-statistic meta:table-count="0" meta:image-count="0" meta:object-count="0" meta:page-count="1" meta:paragraph-count="5" meta:word-count="342" meta:character-count="2196" meta:non-whitespace-character-count="1850"/>
  </office:meta>
</office:document-meta>
</file>